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ado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800000" calcext:value-type="float">
            <text:p>178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0:50:09.142266206</meta:creation-date>
    <dc:date>2021-03-05T10:54:19.852858961</dc:date>
    <meta:editing-duration>PT4M10S</meta:editing-duration>
    <meta:editing-cycles>3</meta:editing-cycles>
    <meta:generator>LibreOffice/7.1.0.3$Linux_X86_64 LibreOffice_project/f6099ecf3d29644b5008cc8f48f42f4a40986e4c</meta:generator>
    <meta:document-statistic meta:table-count="2" meta:cell-count="3" meta:object-count="0"/>
  </office:meta>
</office:document-meta>
</file>